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220f"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text-properties fo:font-weight="bold" officeooo:rsid="003ab0cd" officeooo:paragraph-rsid="003fbbe4"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d303c"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0ad0"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6" style:family="text">
      <style:text-properties officeooo:rsid="000d41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696640">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6">submitted for public comment</text:span></text:p>
          </table:table-cell>
        </table:table-row>
        <table:table-row table:style-name="TableLine105553163695872">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2">Feb 20, 2016</text:span></text:span></text:p>
          </table:table-cell>
          <table:table-cell table:style-name="Table2.C2" office:value-type="string">
            <text:p text:style-name="P20">Minor grammatical corrections and readability improvements</text:p>
          </table:table-cell>
        </table:table-row>
        <table:table-row table:style-name="TableLine105553163691520">
          <table:table-cell table:style-name="Table2.A2" office:value-type="string">
            <text:p text:style-name="P14"><text:span text:style-name="T23">Apr</text:span> <text:span text:style-name="T23">25</text:span>, 202<text:span text:style-name="T23">1</text:span></text:p>
          </table:table-cell>
          <table:table-cell table:style-name="Table2.A2" office:value-type="string">
            <text:p text:style-name="P29">July 2, 2021</text:p>
          </table:table-cell>
          <table:table-cell table:style-name="Table2.C2" office:value-type="string">
            <text:p text:style-name="P16">Changed LCC logo to include the <text:span text:style-name="T24">®</text:span><text:span text:style-name="T25"> symbol</text:span></text:p>
            <text:p text:style-name="P17">Changed “Layout Command Control” to have the <text:span text:style-name="T17">TM</text:span> symbol</text:p>
            <text:p text:style-name="P18">Added <text:span text:style-name="T23">the </text:span>NMRA Legal Disclaimer <text:span text:style-name="T23">fine-print</text:span></text:p>
            <text:p text:style-name="P15">Changed the OpenLCB license to “Creative Commons Attribution-ShareAlike 4.0 International”</text:p>
          </table:table-cell>
        </table:table-row>
        <table:table-row table:style-name="TableLine10555316368537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0ad0"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Configuration Description Information (CDI)</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4</text:span><text:span text:style-name="MT11">.</text:span><text:span text:style-name="MT12">1</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8M5S</meta:editing-duration>
    <meta:generator>LibreOffice/7.0.5.2$MacOSX_X86_64 LibreOffice_project/64390860c6cd0aca4beafafcfd84613dd9dfb63a</meta:generator>
    <dc:date>2021-07-29T18:14:31.198029513</dc:date>
    <meta:printed-by>Bob Jacobsen</meta:printed-by>
    <meta:print-date>2010-09-15T08:46:04</meta:print-date>
    <dc:creator>Alex Shepherd</dc:creator>
    <meta:document-statistic meta:table-count="2" meta:image-count="1" meta:object-count="0" meta:page-count="2" meta:paragraph-count="43" meta:word-count="1200" meta:character-count="8113" meta:non-whitespace-character-count="6930"/>
  </office:meta>
</office:document-meta>
</file>